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2">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6">
      <style:text-properties fo:font-weight="bold" style:font-weight-asian="bold" style:font-weight-complex="bold"/>
    </style:style>
    <style:style style:name="P7" style:family="paragraph" style:parent-style-name="Standard" style:list-style-name="L3"/>
    <style:style style:name="P8" style:family="paragraph" style:parent-style-name="Standard" style:list-style-name="L5"/>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SMO-PLANNINGS</text:p>
      <text:p text:style-name="Standard"/>
      <text:list xml:id="list1680835660014071576" text:style-name="L1">
        <text:list-item>
          <text:p text:style-name="P3">Besoins au jour le jour (hors séances spéciales, scolaires et ménage) :</text:p>
        </text:list-item>
      </text:list>
      <text:p text:style-name="Standard"/>
      <text:p text:style-name="Standard"><text:span text:style-name="T1">Lundi :</text:span> </text:p>
      <text:p text:style-name="Standard">• un projectionniste qui arrive 1h avant le premier film (en général 10h30) jusqu'à la fermeture (en général 23h) : il faut donc 2 personnes pour faire la journée.</text:p>
      <text:p text:style-name="Standard">• un caissier qui arrive 1/2h avant le début de la deuxième séance (en général 13h) jusqu'à la fermeture (en général 23h) : il faut donc 2 personnes pour faire la journée.</text:p>
      <text:p text:style-name="Standard"/>
      <text:p text:style-name="P1">Mardi et Jeudi :</text:p>
      <text:p text:style-name="Standard">• un projectionniste qui arrive 1h avant le premier film (en général 12h30) jusqu'à la fermeture (en général minuit) : il faut donc 2 personnes pour faire la journée.</text:p>
      <text:p text:style-name="Standard">• un caissier qui arrive 1/2h avant le début de la deuxième séance (en général 15h) jusqu'à la fermeture (en général minuit) : 1 seule personne peut faire la journée.</text:p>
      <text:p text:style-name="Standard"/>
      <text:p text:style-name="P1">Mercredi :</text:p>
      <text:p text:style-name="Standard">• un projectionniste qui arrive tôt le matin pour la mise en place de la semaine (en général 8h) jusqu'à la fermeture (en général minuit) : il faut donc 2 personnes pour faire la journée.</text:p>
      <text:p text:style-name="Standard">• un caissier qui arrive 1/2h avant le début de la deuxième séance (en général 13h) jusqu'à la fermeture (en général 23h) : il faut donc 2 personnes pour faire la journée.</text:p>
      <text:p text:style-name="Standard"/>
      <text:p text:style-name="P1">Vendredi et Samedi :</text:p>
      <text:p text:style-name="Standard">• un projectionniste qui arrive 1h avant le premier film (en général 10h30) jusqu'à la fermeture (en général minuit) : il faut donc 2 personnes pour faire la journée.</text:p>
      <text:p text:style-name="Standard">• un caissier qui arrive 1/2h avant le début de la deuxième séance (en général 13h) jusqu'à la fermeture (en général minuit) : il faut donc 2 personnes pour faire la journée.</text:p>
      <text:p text:style-name="Standard">• une personne pour le contrôle du soir, qui arrive 1/2h avant le premier film de la séance du soir (en général 19h) jusqu'à 22h.</text:p>
      <text:p text:style-name="Standard"/>
      <text:p text:style-name="P1">Dimanche :</text:p>
      <text:p text:style-name="Standard">• un projectionniste qui arrive 1h avant le premier film (en général 10h30) jusqu'à la fermeture (en général minuit) : il faut donc 2 personnes pour faire la journée.</text:p>
      <text:p text:style-name="Standard">• un caissier qui arrive 1/2h avant le début de la deuxième séance (en général 13h) jusqu'à la fermeture (en général minuit) : il faut donc 2 personnes pour faire la journée.</text:p>
      <text:p text:style-name="Standard">• une personne (comprise dans le tour du ménage) pour le contrôle, qui arrive 1/2h avant le premier film de la séance de 16h (en général 15h) jusqu'à 19h.</text:p>
      <text:p text:style-name="Standard"/>
      <text:p text:style-name="P1">En période de vacances scolaires, tous les jours :</text:p>
      <text:p text:style-name="Standard">• un projectionniste qui arrive 1h avant le premier film (en général 10h30) jusqu'à la fermeture (en général minuit) : il faut donc 2 personnes pour faire la journée.</text:p>
      <text:p text:style-name="Standard">• un caissier qui arrive 1/2h avant le début de la deuxième séance (en général 13h) jusqu'à la fermeture (en général minuit) : il faut donc 2 personnes pour faire la journée.</text:p>
      <text:p text:style-name="Standard">• une personne pour le contrôle, qui arrive 1/2h avant le premier film de la séance de 16h (en général 15h) jusqu'à 21h.</text:p>
      <text:p text:style-name="Standard"/>
      <text:list xml:id="list5257148994172067994" text:style-name="L2">
        <text:list-item>
          <text:p text:style-name="P4">Le ménage</text:p>
        </text:list-item>
      </text:list>
      <text:p text:style-name="Standard"/>
      <text:p text:style-name="Standard">On fait un tour à 3 personnes, 3h de ménage chaque matin, ne t'embête pas pour les horaires, ils se les gèrent selon les séances scolaires.</text:p>
      <text:p text:style-name="Standard"><text:span text:style-name="T1">Pierre </text:span>: 3h chaque matin du lundi au jeudi inclus</text:p>
      <text:p text:style-name="Standard"><text:span text:style-name="T1">Léandre</text:span> et <text:span text:style-name="T1">Florian</text:span> tournent une semaine sur deux :</text:p>
      <text:list xml:id="list8518074155523232748" text:style-name="L3">
        <text:list-item>
          <text:p text:style-name="P7"><text:soft-page-break/>l'un fait : ménage Vendredi et Samedi matin</text:p>
        </text:list-item>
        <text:list-item>
          <text:p text:style-name="P7">l'autre fait : ménage du Dimanche matin + contrôle du Dimanche</text:p>
        </text:list-item>
      </text:list>
      <text:p text:style-name="Standard">et on inverse la semaine suivante...</text:p>
      <text:p text:style-name="Standard"/>
      <text:list xml:id="list3631131669966784492" text:style-name="L4">
        <text:list-item>
          <text:p text:style-name="P5">Les horaires</text:p>
        </text:list-item>
      </text:list>
      <text:p text:style-name="Standard"/>
      <text:p text:style-name="Standard">Les plannings sont fait sur 5 semaines dès la parution du programme et surtout des grilles horaires auxquels les plannings sont obligatoirement adaptés. On peut fournir ces grilles en format pdf ou en .txt (peut être même en csv ou en xls) si ça peut faciliter les choses.</text:p>
      <text:p text:style-name="Standard"/>
      <text:p text:style-name="Standard">On a donc une organisation sur 5 semaines, pendant lesquelles chaque personne a un week-end de trois jours de repos (samedi dimanche lundi) + un jour de week-end la semaine suivante (samedi ou dimanche). Le reste des semaines, les personnes à temps plein ont deux jours de repos consécutifs par semaine (qu'on essaie d'être le plus régulier possible). Les temps partiels peuvent avoir trois jours de repos par semaine avec au moins deux jours consécutifs.</text:p>
      <text:p text:style-name="Standard"/>
      <text:p text:style-name="Standard">Cette gestion des week-ends pose un problème de jours de travail d'affilée : on est obligés de donner un jour de repos en plus dans la semaine pour couper... C'est aussi pour cela qu'on donne le jour de week-end supplémentaire la semaine suivant le week-end de repos.</text:p>
      <text:p text:style-name="Standard">Par exemple : une personne a en général jeudi vendredi de repos. La semaine où il va avoir son week-end, pour ne pas qu'il fasse 7 jours d'affilée, on lui donne le mardi de repos puis samedi dimanche lundi et on ajoute le samedi ou le dimanche suivant (ce qui fait deux jours dans la semaine, seule semaine ou les jours sont séparés) puis le tour des repos jeudi vendredi reprend la semaine suivante...</text:p>
      <text:p text:style-name="Standard">Les salarié-e-s rêvent tou-te-s d'un deuxième week end par mois même si ça y ressemble (ex :vendredi 18h/dimanche-18h )</text:p>
      <text:p text:style-name="Standard"/>
      <text:p text:style-name="Standard">On ne fait pas de fermeture - ouverture sauf exception : les personnes qui ferment à minuit ne peuvent pas commencer le lendemain avant 13h...</text:p>
      <text:p text:style-name="Standard"/>
      <text:p text:style-name="Standard"><text:span text:style-name="T1">Séances spéciales (débats, concerts...) :</text:span> la personne qui a suivi la soirée est en contrôle ce soir là. Le mieux est peut être que tu n'en tiennes pas compte et que ce soit quelque chose que nous ajoutons nous-mêmes, ou alors on t'envoie quelle personne s'occupe de quelle soirée au moment où on envoie les horaires des cinq semaines.</text:p>
      <text:p text:style-name="Standard"/>
      <text:p text:style-name="Standard"><text:span text:style-name="T1">Séances scolaires :</text:span> elles s'ajoutent le matin avant la séance, et il faut un projectionniste (soit celui qui ouvre ensuite, soit quelqu'un d'autre (souvent Annie ou Jeremy). Même chose que pour le paragraphe précédent, soit on rajoute nous-mêmes, soit on envoie les séances déjà réservées au moment des grilles horaires...</text:p>
      <text:p text:style-name="Standard"/>
      <text:p text:style-name="Standard"><text:span text:style-name="T1">Désidératas </text:span>: chaque employé-e peut envoyer ses indisponibilités avant que les plannings ne soient faits, on essaie de les prendre en compte au maximum dans la limite du possible.</text:p>
      <text:p text:style-name="Standard"/>
      <text:list xml:id="list5395559878452256458" text:style-name="L5">
        <text:list-item>
          <text:p text:style-name="P8">Il faut équilibrer les journées et soirées, sachant que les caissier font nécessairement plus de soirées</text:p>
        </text:list-item>
      </text:list>
      <text:p text:style-name="Standard"/>
      <text:list xml:id="list2567768357560401281" text:style-name="L6">
        <text:list-item>
          <text:p text:style-name="P6">Les employé-e-s</text:p>
        </text:list-item>
      </text:list>
      <text:p text:style-name="Standard"/>
      <text:p text:style-name="Standard"><text:span text:style-name="T1">Frédéric </text:span>: chef de cabine, principalement en projection, 35h/semaine, principalement Mardi et Mercredi de repos, week-end en semaine 2.</text:p>
      <text:list xml:id="list5083397763312042113" text:style-name="L7">
        <text:list-item>
          <text:p text:style-name="P9">Frédéric travaille 2 mercredis matins sur les 5 semaines</text:p>
        </text:list-item>
      </text:list>
      <text:p text:style-name="Standard"><text:span text:style-name="T1">Adélaïde </text:span>: projectionniste, principalement en projection, 35h/semaine, principalement Jeudi et <text:soft-page-break/>Vendredi de repos, week-end en semaine 1.</text:p>
      <text:list xml:id="list35419466" text:continue-numbering="true" text:style-name="L7">
        <text:list-item>
          <text:p text:style-name="P9">Adélaïde travaille 2 mercredis matins sur les 5 semaines</text:p>
        </text:list-item>
      </text:list>
      <text:p text:style-name="Standard"><text:span text:style-name="T1">Elsa </text:span>: projectionniste + caissière <text:s/>(disons 2/3 1/3) , 28,5h/semaine, pas vraiment de jours de repos réguliers, week-end en semaine 4.</text:p>
      <text:list xml:id="list9060601273130477267" text:style-name="L8">
        <text:list-item>
          <text:p text:style-name="P10">Elsa doit travailler en soirée et en projection entre le jeudi de la semaine 4 et le jeudi de la semaine 5 (au moins 3 jours de projection en soirée)</text:p>
        </text:list-item>
        <text:list-item>
          <text:p text:style-name="P10">Elsa travaille 1 mercredi matin sur les 5 semaines</text:p>
        </text:list-item>
      </text:list>
      <text:p text:style-name="Standard"><text:span text:style-name="T1">Marine </text:span>: caissière, caisse uniquement, 26,5h/semaine, pas vraiment de jours de repos réguliers, week-end en semaine 5. En semaine 5, elle distribue le Fanzine : lui libérer le Mercredi Jeudi Vendredi (mais qui comptent comme des jours travaillés).</text:p>
      <text:p text:style-name="Standard"><text:span text:style-name="T1">Emilie </text:span>: caissière, caisse uniquement, 35h/semaine, pas vraiment de jours de repos réguliers, week-end en semaine 3. Besoin d'un jour « libéré » par semaine, le Mardi ou le Jeudi matin, peut ouvrir la caisse ces jours-là (15h-17h par exemple).</text:p>
      <text:p text:style-name="Standard"><text:span text:style-name="T1">Nicolas </text:span>: projectionniste, peut faire caisse et projection, 35h/semaine, besoin du dimanche lundi de repos une semaine sur deux, du coup pas de week-end de trois jours.</text:p>
      <text:p text:style-name="Standard"><text:span text:style-name="T1">Annie</text:span> et <text:span text:style-name="T1">Jeremy </text:span>: sont là un peu toujours, peuvent faire de la caisse et de la projection pour boucher les trous, ne pas trop les faire travailler le week-end qui sont leur seul vrai moment de repos... Les faire travailler au minimum en semaine 4, semaine de mise en page du Fanzine.</text:p>
      <text:list xml:id="list1597834097443784952" text:style-name="L9">
        <text:list-item>
          <text:p text:style-name="P11">Prévoir 2 jours de congé consécutif : si un jour de WE est travaillé, prévoir de libérer le vendredi ou le lundi en fonction selon si le samedi ou le dimanche est travaillé</text:p>
        </text:list-item>
      </text:list>
      <text:p text:style-name="Standard">Et il y a <text:span text:style-name="T1">Pierre</text:span>, <text:span text:style-name="T1">Léandre</text:span> et <text:span text:style-name="T1">Florian</text:span> au ménage dont les heures sont détaillées plus haut... </text:p>
      <text:list xml:id="list4734460824762559017" text:style-name="L10">
        <text:list-item>
          <text:p text:style-name="P12">Ils peuvent faire du contrôle mais pas de cais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7T16:32:15</meta:creation-date>
    <dc:date>2018-12-11T15:23:01.32</dc:date>
    <meta:editing-duration>PT1H8M37S</meta:editing-duration>
    <meta:editing-cycles>12</meta:editing-cycles>
    <meta:generator>OpenOffice/4.1.5$Win32 OpenOffice.org_project/415m1$Build-9789</meta:generator>
    <dc:creator>Manon  Dornier</dc:creator>
    <meta:document-statistic meta:table-count="0" meta:image-count="0" meta:object-count="0" meta:page-count="3" meta:paragraph-count="56" meta:word-count="1345" meta:character-count="7644"/>
  </office:meta>
</office:document-meta>
</file>